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Narrow1" svg:font-family="'Arial Narrow'"/>
    <style:font-face style:name="Helvetica1" svg:font-family="Helvetica"/>
    <style:font-face style:name="Helvetica Light2" svg:font-family="'Helvetica Light'"/>
    <style:font-face style:name="Arial" svg:font-family="Arial" style:font-pitch="variable"/>
    <style:font-face style:name="Arial Narrow" svg:font-family="'Arial Narrow'" style:font-pitch="variable"/>
    <style:font-face style:name="DejaVu Sans1" svg:font-family="'DejaVu Sans'" style:font-pitch="variable"/>
    <style:font-face style:name="Helvetica" svg:font-family="Helvetica" style:font-pitch="variable"/>
    <style:font-face style:name="Helvetica Light1" svg:font-family="'Helvetica Light'" style:font-pitch="variable"/>
    <style:font-face style:name="Nimbus Sans L1" svg:font-family="'Nimbus Sans L'" style:font-pitch="variable"/>
    <style:font-face style:name="Helvetica Light" svg:font-family="'Helvetica Light'"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draw:fill="solid" draw:fill-color="#b8b8b8" draw:textarea-vertical-align="middle" draw:auto-grow-height="false" draw:fit-to-size="false" fo:min-height="0cm" fo:min-width="0cm" fo:padding-top="0cm" fo:padding-bottom="0cm" fo:padding-left="0cm" fo:padding-right="0cm" fo:wrap-option="wrap"/>
    </style:style>
    <style:style style:name="gr2" style:family="graphic" style:parent-style-name="standard">
      <style:graphic-properties draw:stroke="solid" svg:stroke-width="0.009cm" svg:stroke-color="#524265" draw:stroke-linejoin="round" draw:fill="solid" draw:fill-color="#ff0000" draw:textarea-vertical-align="middle"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035cm" draw:stroke-linejoin="miter" draw:fill="none" draw:textarea-vertical-align="middle" draw:auto-grow-height="true" draw:fit-to-size="false" fo:min-height="0cm" fo:min-width="0cm" fo:padding-top="0cm" fo:padding-bottom="0cm" fo:padding-left="0cm" fo:padding-right="0cm" fo:wrap-option="wrap"/>
    </style:style>
    <style:style style:name="gr4" style:family="graphic" style:parent-style-name="standard">
      <style:graphic-properties draw:stroke="solid" svg:stroke-width="0.035cm" svg:stroke-color="#00b5f1" draw:marker-start="msArrowEnd_20_4" draw:marker-start-width="0.21cm" draw:marker-start-center="false" draw:marker-end="msArrowEnd_20_4" draw:marker-end-width="0.21cm" draw:marker-end-center="false" draw:stroke-linejoin="round" draw:fill="none" draw:textarea-horizontal-align="center" draw:textarea-vertical-align="middle" draw:auto-grow-height="false" draw:fit-to-size="false" fo:padding-top="0cm" fo:padding-bottom="0cm" fo:padding-left="0cm" fo:padding-right="0cm" fo:wrap-option="wrap"/>
    </style:style>
    <style:style style:name="gr5" style:family="graphic" style:parent-style-name="standard">
      <style:graphic-properties draw:stroke="solid" svg:stroke-width="0.035cm" svg:stroke-color="#00b5f1" draw:stroke-linejoin="round" draw:fill="none" draw:textarea-horizontal-align="center" draw:textarea-vertical-align="middle" draw:auto-grow-height="false" draw:fit-to-size="false" fo:padding-top="0cm" fo:padding-bottom="0cm" fo:padding-left="0cm" fo:padding-right="0cm" fo:wrap-option="wrap"/>
    </style:style>
    <style:style style:name="gr6" style:family="graphic" style:parent-style-name="standard">
      <style:graphic-properties draw:stroke="solid" svg:stroke-width="0.071cm" draw:stroke-linejoin="miter" draw:fill="solid" draw:fill-color="#ffa800" draw:textarea-vertical-align="middle" draw:auto-grow-height="false" draw:fit-to-size="false" fo:min-height="0cm" fo:min-width="0cm" fo:padding-top="0cm" fo:padding-bottom="0cm" fo:padding-left="0cm" fo:padding-right="0cm" fo:wrap-option="wrap" draw:shadow="visible" draw:shadow-offset-x="0.05cm" draw:shadow-offset-y="0.05cm" draw:shadow-color="#000000" draw:shadow-opacity="75%"/>
    </style:style>
    <style:style style:name="gr7" style:family="graphic" style:parent-style-name="standard">
      <style:graphic-properties draw:stroke="none" svg:stroke-width="0.035cm" draw:stroke-linejoin="miter" draw:fill="solid" draw:fill-color="#ff0000" draw:textarea-vertical-align="middle" draw:auto-grow-height="false" draw:fit-to-size="false" fo:min-height="0cm" fo:min-width="0cm" fo:padding-top="0cm" fo:padding-bottom="0cm" fo:padding-left="0cm" fo:padding-right="0cm" fo:wrap-option="wrap"/>
    </style:style>
    <style:style style:name="gr8" style:family="graphic" style:parent-style-name="standard">
      <style:graphic-properties draw:stroke="none" svg:stroke-width="0.035cm" draw:stroke-linejoin="miter" draw:fill="none" draw:textarea-vertical-align="middle" draw:auto-grow-height="true" draw:fit-to-size="false" fo:min-height="0cm" fo:min-width="0cm" fo:padding-top="0cm" fo:padding-bottom="0cm" fo:padding-left="0cm" fo:padding-right="0cm" fo:wrap-option="no-wrap"/>
    </style:style>
    <style:style style:name="gr9" style:family="graphic">
      <style:graphic-properties style:protect="size"/>
    </style:style>
    <style:style style:name="pr1" style:family="presentation" style:parent-style-name="Blank-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1" style:family="paragraph">
      <loext:graphic-properties draw:fill="solid" draw:fill-color="#b8b8b8"/>
      <style:paragraph-properties fo:text-align="start" style:font-independent-line-spacing="true"/>
      <style:text-properties fo:font-size="36pt"/>
    </style:style>
    <style:style style:name="P2" style:family="paragraph">
      <loext:graphic-properties draw:fill="solid" draw:fill-color="#ff0000"/>
      <style:paragraph-properties fo:text-align="start" style:font-independent-line-spacing="true"/>
      <style:text-properties fo:font-size="36pt"/>
    </style:style>
    <style:style style:name="P3" style:family="paragraph">
      <style:paragraph-properties fo:margin-top="0cm" fo:margin-bottom="0cm" fo:line-height="100%" fo:text-align="center"/>
    </style:style>
    <style:style style:name="P4" style:family="paragraph">
      <loext:graphic-properties draw:fill="none"/>
      <style:paragraph-properties fo:text-align="start" style:font-independent-line-spacing="true"/>
      <style:text-properties fo:font-size="16pt"/>
    </style:style>
    <style:style style:name="P5" style:family="paragraph">
      <style:paragraph-properties fo:margin-left="1.515cm" fo:margin-right="0cm" fo:margin-top="0.388cm" fo:margin-bottom="0cm" fo:line-height="100%" fo:text-align="start" fo:text-indent="-1.514cm">
        <style:tab-stops>
          <style:tab-stop style:position="0cm"/>
        </style:tab-stops>
      </style:paragraph-properties>
    </style:style>
    <style:style style:name="P6"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7" style:family="paragraph">
      <style:paragraph-properties fo:margin-left="1.515cm" fo:margin-right="0cm" fo:margin-top="0.141cm" fo:margin-bottom="0cm" fo:line-height="100%" fo:text-align="start" fo:text-indent="-1.514cm">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top="0cm" fo:margin-bottom="0cm" fo:line-height="100%" fo:text-align="start">
        <style:tab-stops>
          <style:tab-stop style:position="2.999cm"/>
          <style:tab-stop style:position="3.775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top="0cm" fo:margin-bottom="0cm" fo:line-height="100%" fo:text-align="end"/>
    </style:style>
    <style:style style:name="P12" style:family="paragraph">
      <loext:graphic-properties draw:fill="none"/>
      <style:paragraph-properties fo:text-align="start" style:font-independent-line-spacing="true"/>
      <style:text-properties fo:font-size="34pt"/>
    </style:style>
    <style:style style:name="P13" style:family="paragraph">
      <loext:graphic-properties draw:fill="solid" draw:fill-color="#ffa800"/>
      <style:paragraph-properties fo:text-align="start" style:font-independent-line-spacing="true"/>
      <style:text-properties fo:font-size="36pt"/>
    </style:style>
    <style:style style:name="P14" style:family="paragraph">
      <style:paragraph-properties fo:margin-left="0.113cm" fo:margin-right="0.113cm" fo:margin-top="0cm" fo:margin-bottom="0cm" fo:line-height="100%" fo:text-align="start" fo:text-indent="0cm"/>
    </style:style>
    <style:style style:name="P15" style:family="paragraph">
      <loext:graphic-properties draw:fill="none"/>
      <style:paragraph-properties fo:text-align="start" style:font-independent-line-spacing="true"/>
      <style:text-properties fo:font-size="24pt"/>
    </style:style>
    <style:style style:name="P16" style:family="paragraph">
      <style:paragraph-properties fo:margin-top="0cm" fo:margin-bottom="0cm" fo:line-height="100%" fo:text-align="start"/>
    </style:style>
    <style:style style:name="P17"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6c6c6c" style:text-line-through-style="none" style:text-line-through-type="none" style:text-position="0% 100%" style:font-name="Arial Narrow1" fo:font-size="16pt" fo:letter-spacing="normal" fo:font-style="normal" style:text-underline-style="none" fo:font-weight="normal" style:font-name-asian="Arial Narrow1" style:font-size-asian="16pt" style:font-style-asian="normal" style:font-weight-asian="normal" style:font-name-complex="Arial Narrow1" style:font-size-complex="16pt" style:font-style-complex="normal" style:font-weight-complex="normal"/>
    </style:style>
    <style:style style:name="T2" style:family="text">
      <style:text-properties fo:font-variant="normal" fo:text-transform="none" fo:color="#6c6c6c" style:text-line-through-style="none" style:text-line-through-type="none" style:text-position="0% 100%" style:font-name="Arial Narrow1" fo:font-size="18pt" fo:letter-spacing="normal" fo:font-style="normal" style:text-underline-style="none" fo:font-weight="bold" style:font-name-asian="Arial Narrow1" style:font-size-asian="18pt" style:font-style-asian="normal" style:font-weight-asian="bold" style:font-name-complex="Arial Narrow1" style:font-size-complex="18pt" style:font-style-complex="normal" style:font-weight-complex="bold"/>
    </style:style>
    <style:style style:name="T3"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bold" style:font-name-asian="Arial Narrow1" style:font-size-asian="22pt" style:font-style-asian="normal" style:font-weight-asian="bold" style:font-name-complex="Arial Narrow1" style:font-size-complex="22pt" style:font-style-complex="normal" style:font-weight-complex="bold"/>
    </style:style>
    <style:style style:name="T4"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normal" style:font-name-asian="Arial Narrow1" style:font-size-asian="22pt" style:font-style-asian="normal" style:font-weight-asian="normal" style:font-name-complex="Arial Narrow1" style:font-size-complex="22pt" style:font-style-complex="normal" style:font-weight-complex="normal"/>
    </style:style>
    <style:style style:name="T5" style:family="text">
      <style:text-properties fo:font-variant="normal" fo:text-transform="none" fo:color="#6c6c6c" style:text-line-through-style="none" style:text-line-through-type="none" style:text-position="0% 100%" style:font-name="Arial Narrow1" fo:font-size="28pt" fo:letter-spacing="normal" fo:font-style="italic" style:text-underline-style="none" fo:font-weight="bold" style:font-name-asian="Arial Narrow1" style:font-size-asian="28pt" style:font-style-asian="italic" style:font-weight-asian="bold" style:font-name-complex="Arial Narrow1" style:font-size-complex="28pt" style:font-style-complex="italic" style:font-weight-complex="bold"/>
    </style:style>
    <style:style style:name="T6" style:family="text">
      <style:text-properties fo:font-variant="normal" fo:text-transform="none" fo:color="#6c6c6c" style:text-line-through-style="none" style:text-line-through-type="none" style:text-position="0% 100%" style:font-name="Arial Narrow1" fo:font-size="11pt" fo:letter-spacing="normal" fo:font-style="normal" style:text-underline-style="none" fo:font-weight="normal" style:font-name-asian="Arial Narrow1" style:font-size-asian="11pt" style:font-style-asian="normal" style:font-weight-asian="normal" style:font-name-complex="Arial Narrow1" style:font-size-complex="11pt" style:font-style-complex="normal" style:font-weight-complex="normal"/>
    </style:style>
    <style:style style:name="T7" style:family="text">
      <style:text-properties fo:font-variant="normal" fo:text-transform="none" fo:color="#6c6c6c" style:text-line-through-style="none" style:text-line-through-type="none" style:text-position="0% 100%" style:font-name="Arial Narrow1" fo:font-size="14pt" fo:letter-spacing="normal" fo:font-style="normal" style:text-underline-style="none" fo:font-weight="normal" style:font-name-asian="Arial Narrow1" style:font-size-asian="14pt" style:font-style-asian="normal" style:font-weight-asian="normal" style:font-name-complex="Arial Narrow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1" fo:font-size="34pt" fo:letter-spacing="normal" fo:font-style="normal" style:text-underline-style="none" fo:font-weight="bold" style:font-name-asian="Arial1" style:font-size-asian="34pt" style:font-style-asian="normal" style:font-weight-asian="bold" style:font-name-complex="Arial1" style:font-size-complex="34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0" style:family="text">
      <style:text-properties fo:font-variant="normal" fo:text-transform="none" style:text-line-through-style="none" style:text-line-through-type="none" style:text-position="0% 100%" style:font-name="Helvetica1" fo:font-size="26pt" fo:letter-spacing="normal" fo:font-style="normal" style:text-underline-style="none" fo:font-weight="normal" style:font-name-asian="Helvetica1" style:font-size-asian="26pt" style:font-style-asian="normal" style:font-weight-asian="normal" style:font-name-complex="Helvetica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style:font-charset="x-symbol" fo:color="#00be36"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charset="x-symbol" fo:color="#00be36" fo:font-size="12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
        <draw:custom-shape draw:name="Shape 33" draw:style-name="gr1" draw:text-style-name="P1" draw:layer="layout" svg:width="10.124cm" svg:height="10.406cm" svg:x="0.953cm" svg:y="3.739cm">
          <text:p text:style-name="P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2" draw:text-style-name="P2" draw:layer="layout" svg:width="5.985cm" svg:height="9.763cm" svg:x="2.999cm" svg:y="4.366cm">
          <text:p text:style-name="P3"/>
          <draw:enhanced-geometry draw:mirror-horizontal="false" draw:mirror-vertical="false" svg:viewBox="0 0 0 0" drawooo:sub-view-size="21477 21585" draw:text-areas="0 0 ?f2 ?f3" draw:type="ooxml-non-primitive" draw:enhanced-path="M 0 21585 C 3532 16172 3532 16172 3532 16172 2875 16172 2875 16172 2875 16172 2875 16172 2505 15919 2300 15869 2094 15818 1437 15540 1396 15287 1314 15059 1602 14705 1725 14604 1807 14528 2176 14225 2176 14225 2259 13795 2259 13795 2259 13795 2259 13795 2012 13415 2012 13314 2012 13238 1971 12378 1971 12378 1971 12378 2012 11797 2053 11696 2094 11620 3614 8559 3778 8458 3901 8382 4846 7978 4846 7978 5872 7623 5872 7623 5872 7623 5872 7623 6160 6814 6447 6485 6735 6156 7310 5474 7310 5474 7310 5474 6735 4689 6694 4588 6652 4512 6529 4032 6529 4032 6529 4032 6160 3703 6119 3577 6037 3450 5626 2590 5749 1857 5913 1148 6652 693 6858 541 7104 390 8172 137 8418 61 8665 10 9691 -15 10266 10 10882 36 11580 339 11786 491 11991 643 12566 1199 12607 1452 12689 1680 12771 2084 12771 2236 12771 2363 12689 2767 12689 2767 12689 2767 12771 2792 12853 2919 12976 3045 13017 3475 12894 3703 12894 3703 12812 4057 12566 4259 12443 4386 12155 4411 12155 4437 12032 4563 12155 4765 12155 4765 12155 4765 13305 5246 13551 5549 13798 5853 14578 6511 14578 6511 14578 6511 15851 6713 16426 6839 17001 6966 18027 7295 18192 7421 18315 7522 19095 8635 19177 8762 19300 8888 20163 11139 20245 11367 20368 11620 20450 12024 20614 12126 20738 12201 20943 12606 20943 12808 20943 13011 20861 13415 20697 13415 20573 13415 20368 13618 20368 13618 20368 13618 20738 13770 20820 13947 20861 14124 21230 14250 21189 14452 21148 14655 20943 14908 20943 14908 20943 14908 21354 15262 21354 15540 21354 15818 21600 15742 21395 15945 21189 16172 20943 16400 20943 16400 21477 17108 21477 17108 21477 17108 20368 17867 20368 17867 20368 17867 20163 17513 20163 17513 20163 17513 19588 17715 19588 17715 19588 17715 19177 17690 19177 17690 19177 17690 18931 18095 18931 18095 18931 18095 18931 18095 18849 18272 18767 18423 18643 18575 18356 18676 18356 18676 18767 21534 18767 21534 18767 21534 L 0 21585 Z N">
            <draw:equation draw:name="f0" draw:formula="logwidth/2"/>
            <draw:equation draw:name="f1" draw:formula="logheight/2"/>
            <draw:equation draw:name="f2" draw:formula="logwidth"/>
            <draw:equation draw:name="f3" draw:formula="logheight"/>
          </draw:enhanced-geometry>
        </draw:custom-shape>
        <draw:custom-shape draw:name="Shape 35" draw:style-name="gr3" draw:text-style-name="P4" draw:layer="layout" svg:width="10.9cm" svg:height="6.082cm" svg:x="0.917cm" svg:y="19.784cm">
          <text:p text:style-name="P3"><text:span text:style-name="T1">Bea Buch arbeitet schon seit 5 Jahren bei der Bibliothek. Die Arbeit macht ihr viel Spass und sie moechte noch lange hier arbeiten. Zusammen mit ihrem Mann erzieht sie zwei Kinder, die in die Ganztagsschule gehen. Ihren Beruf hat sie aus Leidenschaft an Buechern gelernt und hofft, diese an moeglichst viele Menschen weitergeben zu koennen. <text:s/>Ihre Freizeit nutzt sie voll aus, um Zeit mit ihrer Familie verbringen zu koen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gr3" draw:text-style-name="P8" draw:layer="layout" svg:width="11.5cm" svg:height="10.595cm" svg:x="12.947cm" svg:y="8.249cm">
          <text:p text:style-name="P5"><text:span text:style-name="T2">Motivations</text:span></text:p>
          <text:list text:style-name="L2">
            <text:list-item>
              <text:p text:style-name="P6"><text:span text:style-name="T1">Schnelle Bedienung ihrer Kunden</text:span></text:p>
            </text:list-item>
            <text:list-item>
              <text:p text:style-name="P6"><text:span text:style-name="T1">Korrekte Bearbeitung aller Auftr’ge</text:span></text:p>
            </text:list-item>
            <text:list-item>
              <text:p text:style-name="P6"><text:span text:style-name="T1">Die Zufriedenheit ihrer Kunden liegt ihr am Herzen.</text:span></text:p>
            </text:list-item>
          </text:list>
          <text:p text:style-name="P7"><text:span text:style-name="T2">Goals</text:span></text:p>
          <text:list text:continue-numbering="true" text:style-name="L2">
            <text:list-item>
              <text:p text:style-name="P6"><text:span text:style-name="T1">Bestand verwalten</text:span></text:p>
            </text:list-item>
            <text:list-item>
              <text:p text:style-name="P6"><text:span text:style-name="T1">Bücher verleihen/entegegen nehmen</text:span></text:p>
            </text:list-item>
          </text:list>
          <text:list text:style-name="L3">
            <text:list-item>
              <text:p text:style-name="P6"><text:span text:style-name="T1">Rechtzeitig mit der Arbeit fertig werden um zu ihrere Familie zu koennen</text:span></text:p>
            </text:list-item>
          </text:list>
          <text:p text:style-name="P7"><text:span text:style-name="T2">Pain points</text:span></text:p>
          <text:list text:style-name="L2">
            <text:list-item>
              <text:p text:style-name="P6"><text:span text:style-name="T1">Zu lange Ladezeite des alten Systems</text:span></text:p>
            </text:list-item>
            <text:list-item>
              <text:p text:style-name="P6"><text:span text:style-name="T1">Lange Einarbeitzeit der Azubis</text:span></text:p>
            </text:list-item>
            <text:list-item>
              <text:p text:style-name="P6"><text:span text:style-name="T1">Systemabstueze in kritischen Moment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3" draw:text-style-name="P8" draw:layer="layout" svg:width="12.382cm" svg:height="2.791cm" svg:x="13.229cm" svg:y="3.564cm">
          <text:p text:style-name="P9"><text:span text:style-name="T3">Name</text:span><text:span text:style-name="T4"><text:tab/></text:span><text:span text:style-name="T4">Bea Buch</text:span></text:p>
          <text:p text:style-name="P9"><text:span text:style-name="T3">Type</text:span><text:span text:style-name="T4"><text:tab/></text:span><text:span text:style-name="T4">Bibliothekarin</text:span></text:p>
          <text:p text:style-name="P9"><text:span text:style-name="T3">Role</text:span><text:span text:style-name="T4"><text:tab/></text:span><text:span text:style-name="T4">Hauptnutzer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3" draw:text-style-name="P8" draw:layer="layout" svg:width="10.9cm" svg:height="4.736cm" svg:x="0.917cm" svg:y="14.503cm">
          <text:p text:style-name="P3"><text:span text:style-name="T5">“</text:span><text:span text:style-name="T5">Buecher koennen wie eine Familie fuer einen sein – aber man sollte die echte nie vernachlaessigen</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3" draw:text-style-name="P10" draw:layer="layout" svg:width="8.783cm" svg:height="0.764cm" svg:x="25.594cm" svg:y="3.566cm">
          <text:p text:style-name="P3"><text:span text:style-name="T2">Behavi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line draw:name="Shape 40" draw:style-name="gr4" draw:text-style-name="P8" draw:layer="layout" svg:x1="26.058cm" svg:y1="6.067cm" svg:x2="34.489cm" svg:y2="6.074cm">
            <text:p/>
          </draw:line>
          <draw:custom-shape draw:name="Shape 41" draw:style-name="gr3" draw:text-style-name="P8" draw:layer="layout" svg:width="3.95cm" svg:height="0.467cm" svg:x="25.657cm" svg:y="6.623cm">
            <text:p text:style-name="P3"><text:span text:style-name="T6">A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gr3" draw:text-style-name="P8" draw:layer="layout" svg:width="4.373cm" svg:height="0.467cm" svg:x="30.574cm" svg:y="6.623cm">
            <text:p text:style-name="P11"><text:span text:style-name="T6">Opposite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3" draw:text-style-name="P8" draw:layer="layout" svg:width="8.466cm" svg:height="0.594cm" svg:x="25.576cm" svg:y="5.03cm">
            <text:p text:style-name="P3"><text:span text:style-name="T7">Variable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Shape 45" draw:style-name="gr3" draw:text-style-name="P8" draw:layer="layout" svg:width="3.95cm" svg:height="0.467cm" svg:x="25.657cm" svg:y="9.609cm">
            <text:p text:style-name="P3"><text:span text:style-name="T6">A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gr3" draw:text-style-name="P8" draw:layer="layout" svg:width="4.373cm" svg:height="0.467cm" svg:x="30.574cm" svg:y="9.609cm">
            <text:p text:style-name="P11"><text:span text:style-name="T6">Opposite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gr3" draw:text-style-name="P8" draw:layer="layout" svg:width="8.466cm" svg:height="0.594cm" svg:x="25.576cm" svg:y="8.022cm">
            <text:p text:style-name="P3"><text:span text:style-name="T7">Variable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custom-shape draw:name="Shape 49" draw:style-name="gr3" draw:text-style-name="P8" draw:layer="layout" svg:width="3.95cm" svg:height="0.467cm" svg:x="25.657cm" svg:y="12.925cm">
            <text:p text:style-name="P3"><text:span text:style-name="T6">A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gr3" draw:text-style-name="P8" draw:layer="layout" svg:width="4.373cm" svg:height="0.467cm" svg:x="30.574cm" svg:y="12.925cm">
            <text:p text:style-name="P11"><text:span text:style-name="T6">Opposite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3" draw:text-style-name="P8" draw:layer="layout" svg:width="8.466cm" svg:height="0.594cm" svg:x="25.576cm" svg:y="11.333cm">
            <text:p text:style-name="P3"><text:span text:style-name="T7">Variable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Shape 53" draw:style-name="gr3" draw:text-style-name="P8" draw:layer="layout" svg:width="3.95cm" svg:height="0.467cm" svg:x="25.657cm" svg:y="16.135cm">
            <text:p text:style-name="P3"><text:span text:style-name="T6">A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8" draw:layer="layout" svg:width="4.373cm" svg:height="0.467cm" svg:x="30.574cm" svg:y="16.135cm">
            <text:p text:style-name="P11"><text:span text:style-name="T6">Opposite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3" draw:text-style-name="P8" draw:layer="layout" svg:width="8.466cm" svg:height="0.594cm" svg:x="25.576cm" svg:y="14.544cm">
            <text:p text:style-name="P3"><text:span text:style-name="T7">Variable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hape 57" draw:style-name="gr5" draw:text-style-name="P8" draw:layer="layout" svg:x1="12.342cm" svg:y1="3.919cm" svg:x2="12.336cm" svg:y2="25.58cm">
          <text:p/>
        </draw:line>
        <draw:g draw:name="Group 61">
          <draw:custom-shape draw:name="Shape 58" draw:style-name="gr3" draw:text-style-name="P8" draw:layer="layout" svg:width="3.95cm" svg:height="0.467cm" svg:x="25.657cm" svg:y="19.522cm">
            <text:p text:style-name="P3"><text:span text:style-name="T6">A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3" draw:text-style-name="P8" draw:layer="layout" svg:width="4.373cm" svg:height="0.467cm" svg:x="30.574cm" svg:y="19.522cm">
            <text:p text:style-name="P11"><text:span text:style-name="T6">Opposite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3" draw:text-style-name="P8" draw:layer="layout" svg:width="8.466cm" svg:height="0.594cm" svg:x="25.576cm" svg:y="17.956cm">
            <text:p text:style-name="P3"><text:span text:style-name="T7">Variable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Shape 62" draw:style-name="gr3" draw:text-style-name="P8" draw:layer="layout" svg:width="3.95cm" svg:height="0.467cm" svg:x="25.657cm" svg:y="22.732cm">
            <text:p text:style-name="P3"><text:span text:style-name="T6">A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3" draw:text-style-name="P8" draw:layer="layout" svg:width="4.373cm" svg:height="0.467cm" svg:x="30.574cm" svg:y="22.732cm">
            <text:p text:style-name="P11"><text:span text:style-name="T6">Opposite behavi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8" draw:layer="layout" svg:width="8.466cm" svg:height="0.594cm" svg:x="25.576cm" svg:y="21.167cm">
            <text:p text:style-name="P3"><text:span text:style-name="T7">Variable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hape 66" draw:style-name="gr5" draw:text-style-name="P8" draw:layer="layout" svg:x1="24.7cm" svg:y1="3.919cm" svg:x2="24.694cm" svg:y2="25.58cm">
          <text:p/>
        </draw:line>
        <draw:custom-shape draw:name="Shape 67" draw:style-name="gr3" draw:text-style-name="P12" draw:layer="layout" svg:width="24.482cm" svg:height="1.44cm" svg:x="1.799cm" svg:y="0.566cm">
          <text:p text:style-name="P3"><text:span text:style-name="T8">&lt;Persona nam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13" draw:layer="layout" svg:width="0.317cm" svg:height="0.705cm" svg:x="26.635cm" svg:y="5.715cm">
          <text:p text:style-name="P3"/>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hape 69" draw:style-name="gr4" draw:text-style-name="P8" draw:layer="layout" svg:x1="26.035cm" svg:y1="9.136cm" svg:x2="34.466cm" svg:y2="9.143cm">
          <text:p/>
        </draw:line>
        <draw:line draw:name="Shape 70" draw:style-name="gr4" draw:text-style-name="P8" draw:layer="layout" svg:x1="26.035cm" svg:y1="12.453cm" svg:x2="34.466cm" svg:y2="12.459cm">
          <text:p/>
        </draw:line>
        <draw:line draw:name="Shape 71" draw:style-name="gr4" draw:text-style-name="P8" draw:layer="layout" svg:x1="26.035cm" svg:y1="15.628cm" svg:x2="34.466cm" svg:y2="15.634cm">
          <text:p/>
        </draw:line>
        <draw:line draw:name="Shape 72" draw:style-name="gr4" draw:text-style-name="P8" draw:layer="layout" svg:x1="26.035cm" svg:y1="19.155cm" svg:x2="34.466cm" svg:y2="19.162cm">
          <text:p/>
        </draw:line>
        <draw:custom-shape draw:name="Shape 73" draw:style-name="gr6" draw:text-style-name="P13" draw:layer="layout" svg:width="0.317cm" svg:height="0.705cm" svg:x="28.963cm" svg:y="8.784cm">
          <text:p text:style-name="P3"/>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4" draw:style-name="gr6" draw:text-style-name="P13" draw:layer="layout" svg:width="0.317cm" svg:height="0.705cm" svg:x="33.055cm" svg:y="12.1cm">
          <text:p text:style-name="P3"/>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5" draw:style-name="gr6" draw:text-style-name="P13" draw:layer="layout" svg:width="0.317cm" svg:height="0.705cm" svg:x="30.762cm" svg:y="15.275cm">
          <text:p text:style-name="P3"/>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6" draw:style-name="gr6" draw:text-style-name="P13" draw:layer="layout" svg:width="0.317cm" svg:height="0.705cm" svg:x="27.728cm" svg:y="18.803cm">
          <text:p text:style-name="P3"/>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hape 77" draw:style-name="gr4" draw:text-style-name="P8" draw:layer="layout" svg:x1="26.035cm" svg:y1="22.33cm" svg:x2="34.466cm" svg:y2="22.337cm">
          <text:p/>
        </draw:line>
        <draw:custom-shape draw:name="Shape 78" draw:style-name="gr6" draw:text-style-name="P13" draw:layer="layout" svg:width="0.317cm" svg:height="0.705cm" svg:x="29.845cm" svg:y="21.978cm">
          <text:p text:style-name="P3"/>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 draw:style-name="gr7" draw:text-style-name="P2" draw:layer="layout" svg:width="36.723cm" svg:height="3.28cm" svg:x="-0.459cm" svg:y="-0.494cm">
          <text:p text:style-name="P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8" draw:text-style-name="P15" draw:layer="layout" svg:width="7.002cm" svg:height="1.018cm" svg:x="1.266cm" svg:y="0.936cm">
          <text:p text:style-name="P14"><text:span text:style-name="T9">&lt;Persona nam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 draw:style-name="gr9" draw:layer="layout" svg:width="12.699cm" svg:height="9.524cm" svg:x="3.175cm" svg:y="1.905cm" draw:page-number="1" presentation:class="page"/>
          <draw:frame draw:name="Shape 82" presentation:style-name="pr1" draw:text-style-name="P17" draw:layer="layout" svg:width="13.969cm" svg:height="11.429cm" svg:x="2.54cm" svg:y="12.065cm" presentation:class="notes" presentation:user-transformed="true">
            <draw:text-box>
              <text:p text:style-name="P16"><text:span text:style-name="T10">primär = direkte Benutzer</text:span></text:p>
              <text:p text:style-name="P16"><text:span text:style-name="T10">sekundär = Gelegenheits- oder Mitbenutzer</text:span></text:p>
              <text:p text:style-name="P16"><text:span text:style-name="T10">tertiär = Entscheider über Kauf</text:span></text:p>
              <text:p text:style-name="P16"><text:span text:style-name="T10"/></text:p>
              <text:p text:style-name="P16"><text:span text:style-name="T10">-&gt;Übu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Narrow1" svg:font-family="'Arial Narrow'"/>
    <style:font-face style:name="Helvetica1" svg:font-family="Helvetica"/>
    <style:font-face style:name="Helvetica Light2" svg:font-family="'Helvetica Light'"/>
    <style:font-face style:name="Arial" svg:font-family="Arial" style:font-pitch="variable"/>
    <style:font-face style:name="Arial Narrow" svg:font-family="'Arial Narrow'" style:font-pitch="variable"/>
    <style:font-face style:name="DejaVu Sans1" svg:font-family="'DejaVu Sans'" style:font-pitch="variable"/>
    <style:font-face style:name="Helvetica" svg:font-family="Helvetica" style:font-pitch="variable"/>
    <style:font-face style:name="Helvetica Light1" svg:font-family="'Helvetica Light'" style:font-pitch="variable"/>
    <style:font-face style:name="Nimbus Sans L1" svg:font-family="'Nimbus Sans L'" style:font-pitch="variable"/>
    <style:font-face style:name="Helvetica Light" svg:font-family="'Helvetica Light'"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office:font-face-decls>
  <office:styles>
    <draw:marker draw:name="Arrow" svg:viewBox="0 0 20 30" svg:d="M10 0l-10 30h20z"/>
    <draw:marker draw:name="msArrowEnd_20_4" draw:display-name="msArrowEnd 4" svg:viewBox="0 0 300 200" svg:d="M150 0l150 2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fo:color="#ffffff" style:text-outline="false" style:text-line-through-style="none" style:text-line-through-type="none" style:text-position="0% 100%" style:font-name="Helvetica Light2" fo:font-family="'Helvetica Light'" fo:font-size="38pt" fo:letter-spacing="normal" fo:font-style="normal" fo:text-shadow="none" style:text-underline-style="none" fo:font-weight="normal" style:letter-kerning="true" fo:background-color="transparent"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3" style:family="presentation" style:parent-style-name="Blank-outline2">
      <style:paragraph-properties fo:margin-top="0.3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4" style:family="presentation" style:parent-style-name="Blank-outline3">
      <style:paragraph-properties fo:margin-top="0.2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ffffff" style:text-outline="false" style:text-line-through-style="none" style:text-line-through-type="none" style:text-position="0% 100%" style:font-name="Helvetica Light2" fo:font-family="'Helvetica Light'" fo:font-size="36pt" fo:letter-spacing="normal" fo:font-style="normal" fo:text-shadow="none" style:text-underline-style="none" fo:font-weight="normal" style:letter-kerning="true" fo:background-color="transparent" style:font-name-asian="Helvetica Light2" style:font-family-asian="'Helvetica Light'" style:font-size-asian="36pt" style:font-style-asian="normal" style:font-weight-asian="normal" style:font-name-complex="Helvetica Light2" style:font-family-complex="'Helvetica Light'"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draw:fill="none" draw:fill-color="#ffffff" draw:auto-grow-height="false" fo:min-height="1.397cm"/>
    </style:style>
    <style:style style:name="Mpr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21T22:46:10.836334704</dc:date>
    <meta:editing-duration>P8DT2H52M23S</meta:editing-duration>
    <meta:editing-cycles>3</meta:editing-cycles>
    <meta:generator>LibreOffice/5.1.3.2$Linux_X86_64 LibreOffice_project/10m0$Build-2</meta:generator>
    <meta:document-statistic meta:object-count="68"/>
  </office:meta>
</office:document-meta>
</file>